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Mangal1" svg:font-family="Mangal"/>
    <style:font-face style:name="TimesNewRomanPSMT" svg:font-family="TimesNewRomanPSMT" style:font-family-generic="roman"/>
    <style:font-face style:name="Arial-ItalicMT" svg:font-family="Arial-ItalicMT" style:font-family-generic="script"/>
    <style:font-face style:name="TimesNewRomanPS-ItalicMT" svg:font-family="TimesNewRomanPS-ItalicMT" style:font-family-generic="script"/>
    <style:font-face style:name="ArialMT" svg:font-family="ArialMT" style:font-family-generic="swiss"/>
    <style:font-face style:name="ArialUnicodeMS" svg:font-family="ArialUnicodeMS" style:font-family-generic="swiss"/>
    <style:font-face style:name="MS-Gothic" svg:font-family="MS-Gothic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ru" fo:country="RU"/>
    </style:style>
    <style:style style:name="T4" style:family="text">
      <style:text-properties style:text-position="0% 100%" fo:font-size="12pt" fo:language="en" fo:country="US" style:font-size-asian="12pt" style:font-size-complex="12pt"/>
    </style:style>
    <style:style style:name="T5" style:family="text">
      <style:text-properties style:text-position="0% 100%"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style:text-position="0% 100%" fo:font-size="12pt" fo:language="ru" fo:country="RU" style:font-size-asian="12pt" style:font-size-complex="12pt"/>
    </style:style>
    <style:style style:name="T7" style:family="text">
      <style:text-properties style:text-position="0% 100%" style:font-name="Courier New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style:text-position="0% 100%" style:font-name="Courier New" fo:font-size="11pt" fo:language="ru" fo:country="RU" fo:font-style="italic" fo:font-weight="normal" style:font-name-asian="Courier New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9" style:family="text">
      <style:text-properties style:text-position="0% 100%" style:font-name="Times New Roman" fo:font-size="12pt" fo:language="ru" fo:country="RU" fo:font-weight="normal" style:font-name-asian="Times New Roman" style:font-size-asian="12pt" style:font-weight-asian="normal" style:font-name-complex="MS-Gothic" style:font-size-complex="12pt" style:font-weight-complex="normal"/>
    </style:style>
    <style:style style:name="T10" style:family="text">
      <style:text-properties style:text-position="0% 100%" style:font-name="Times New Roman" fo:font-size="12pt" fo:language="ru" fo:country="RU" fo:font-weight="normal" style:font-name-asian="ArialMT" style:font-size-asian="12pt" style:font-weight-asian="normal" style:font-name-complex="ArialMT" style:font-size-complex="12pt" style:font-weight-complex="normal"/>
    </style:style>
    <style:style style:name="T11" style:family="text">
      <style:text-properties style:text-position="0% 100%"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ArialUnicodeMS" style:font-size-complex="12pt" style:font-style-complex="normal" style:font-weight-complex="normal"/>
    </style:style>
    <style:style style:name="T12" style:family="text">
      <style:text-properties style:text-position="0% 100%" style:font-name="Times New Roman" fo:font-size="12pt" fo:language="ru" fo:country="RU" fo:font-style="normal" fo:font-weight="normal" style:font-name-asian="Times New Roman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13" style:family="text">
      <style:text-properties style:text-position="0% 100%" style:font-name="Times New Roman" fo:font-size="12pt" fo:language="ru" fo:country="RU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14" style:family="text">
      <style:text-properties style:text-position="0% 100%" style:font-name="Times New Roman" fo:font-size="12pt" fo:language="ru" fo:country="RU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15" style:family="text">
      <style:text-properties style:text-position="0% 100%" style:font-name="Times New Roman" fo:font-size="12pt" fo:language="ru" fo:country="RU" fo:font-style="normal" fo:font-weight="normal" style:font-name-asian="MS-Gothic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16" style:family="text">
      <style:text-properties style:text-position="0% 100%" style:font-name="Times New Roman" fo:font-size="12pt" fo:language="ru" fo:country="RU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7" style:family="text">
      <style:text-properties style:text-position="0% 100%" style:font-name="Times New Roman" fo:font-size="12pt" fo:language="ru" fo:country="RU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18" style:family="text">
      <style:text-properties style:text-position="0% 100%" style:font-name="Times New Roman" fo:font-size="12pt" fo:language="ru" fo:country="RU" fo:font-style="italic" fo:font-weight="normal" style:font-name-asian="Arial-ItalicMT" style:font-size-asian="12pt" style:font-style-asian="italic" style:font-weight-asian="normal" style:font-name-complex="Arial-ItalicMT" style:font-size-complex="12pt" style:font-style-complex="italic" style:font-weight-complex="normal"/>
    </style:style>
    <style:style style:name="T19" style:family="text">
      <style:text-properties style:text-position="0% 100%" style:font-name="Times New Roman" fo:font-size="12pt" fo:language="ru" fo:country="RU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T20" style:family="text">
      <style:text-properties style:text-position="0% 100%" style:font-name="Times New Roman" fo:font-size="12pt" fo:language="ru" fo:country="RU" fo:font-style="italic" fo:font-weight="normal" style:font-name-asian="TimesNewRomanPS-ItalicMT" style:font-size-asian="12pt" style:font-style-asian="italic" style:font-weight-asian="normal" style:font-name-complex="TimesNewRomanPS-ItalicMT" style:font-size-complex="12pt" style:font-style-complex="italic" style:font-weight-complex="normal"/>
    </style:style>
    <style:style style:name="T21" style:family="text">
      <style:text-properties style:text-position="0% 100%" style:font-name="Times New Roman" fo:font-size="12pt" fo:language="ru" fo:country="RU" fo:font-style="italic" fo:font-weight="normal" style:font-name-asian="Times New Roman" style:font-size-asian="12pt" style:font-style-asian="italic" style:font-weight-asian="normal" style:font-name-complex="Arial-BoldMT" style:font-size-complex="12pt" style:font-style-complex="italic" style:font-weight-complex="normal"/>
    </style:style>
    <style:style style:name="T22" style:family="text">
      <style:text-properties style:text-position="0% 100%" style:font-name="Times New Roman" fo:font-size="12pt" fo:language="ru" fo:country="RU" fo:font-style="italic" fo:font-weight="normal" style:font-name-asian="Times New Roman" style:font-size-asian="12pt" style:font-style-asian="italic" style:font-weight-asian="normal" style:font-name-complex="ArialUnicodeMS" style:font-size-complex="12pt" style:font-style-complex="italic" style:font-weight-complex="normal"/>
    </style:style>
    <style:style style:name="T23" style:family="text">
      <style:text-properties style:text-position="0% 100%" style:font-name="Times New Roman" fo:font-size="12pt" fo:language="ru" fo:country="RU" fo:font-style="italic" fo:font-weight="normal" style:font-name-asian="Times New Roman" style:font-size-asian="12pt" style:font-style-asian="italic" style:font-weight-asian="normal" style:font-name-complex="MS-Gothic" style:font-size-complex="12pt" style:font-style-complex="italic" style:font-weight-complex="normal"/>
    </style:style>
    <style:style style:name="T24" style:family="text">
      <style:text-properties style:text-position="0% 100%" style:font-name="Times New Roman" fo:font-size="12pt" fo:language="en" fo:country="US" fo:font-weight="normal" style:font-name-asian="Times New Roman" style:font-size-asian="12pt" style:font-weight-asian="normal" style:font-name-complex="MS-Gothic" style:font-size-complex="12pt" style:font-weight-complex="normal"/>
    </style:style>
    <style:style style:name="T25" style:family="text">
      <style:text-properties style:text-position="0% 100%" style:font-name="Times New Roman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26" style:family="text">
      <style:text-properties style:text-position="0% 100%" style:font-name="Times New Roman" fo:font-size="12pt" fo:language="en" fo:country="US" fo:font-weight="normal" style:font-name-asian="ArialMT" style:font-size-asian="12pt" style:font-weight-asian="normal" style:font-name-complex="ArialMT" style:font-size-complex="12pt" style:font-weight-complex="normal"/>
    </style:style>
    <style:style style:name="T27" style:family="text">
      <style:text-properties style:text-position="0% 100%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name-complex="ArialUnicodeMS" style:font-size-complex="12pt" style:font-style-complex="normal" style:font-weight-complex="normal"/>
    </style:style>
    <style:style style:name="T28" style:family="text">
      <style:text-properties style:text-position="0% 100%" style:font-name="Times New Roman" fo:font-size="12pt" fo:language="en" fo:country="US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29" style:family="text">
      <style:text-properties style:text-position="0% 100%" style:font-name="Times New Roman" fo:font-size="12pt" fo:language="en" fo:country="US" fo:font-style="normal" fo:font-weight="normal" style:font-name-asian="MS-Gothic" style:font-size-asian="12pt" style:font-style-asian="normal" style:font-weight-asian="normal" style:font-name-complex="MS-Gothic" style:font-size-complex="12pt" style:font-style-complex="normal" style:font-weight-complex="normal"/>
    </style:style>
    <style:style style:name="T30" style:family="text">
      <style:text-properties style:text-position="0% 100%" style:font-name="Times New Roman" fo:font-size="12pt" fo:language="en" fo:country="US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31" style:family="text">
      <style:text-properties style:text-position="0% 100%" style:font-name="Times New Roman" fo:font-size="12pt" fo:language="en" fo:country="US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32" style:family="text">
      <style:text-properties style:text-position="0% 100%" style:font-name="Times New Roman" fo:font-size="12pt" fo:language="en" fo:country="US" fo:font-style="normal" fo:font-weight="normal" style:font-name-asian="TimesNewRomanPS-ItalicMT" style:font-size-asian="12pt" style:font-style-asian="normal" style:font-weight-asian="normal" style:font-name-complex="TimesNewRomanPS-ItalicMT" style:font-size-complex="12pt" style:font-style-complex="normal" style:font-weight-complex="normal"/>
    </style:style>
    <style:style style:name="T33" style:family="text">
      <style:text-properties style:text-position="0% 100%" style:font-name="Times New Roman" fo:font-size="12pt" fo:language="en" fo:country="US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T34" style:family="text">
      <style:text-properties style:text-position="0% 100%" style:font-name="Times New Roman" fo:font-size="12pt" fo:language="en" fo:country="US" fo:font-style="italic" fo:font-weight="normal" style:font-name-asian="Times New Roman" style:font-size-asian="12pt" style:font-style-asian="italic" style:font-weight-asian="normal" style:font-name-complex="ArialUnicodeMS" style:font-size-complex="12pt" style:font-style-complex="italic" style:font-weight-complex="normal"/>
    </style:style>
    <style:style style:name="T35" style:family="text">
      <style:text-properties style:text-position="0% 100%" style:font-name="Times New Roman" fo:font-size="12pt" fo:font-weight="normal" style:font-name-asian="Times New Roman" style:font-size-asian="12pt" style:font-weight-asian="normal" style:font-name-complex="MS-Gothic" style:font-size-complex="12pt" style:font-weight-complex="normal"/>
    </style:style>
    <style:style style:name="T36" style:family="text">
      <style:text-properties style:text-position="0% 100%" style:font-name="Times New Roman" fo:font-size="11pt" fo:language="ru" fo:country="RU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37" style:family="text">
      <style:text-properties style:text-position="0% 100%" style:font-name="Times New Roman1" fo:font-size="12pt" fo:language="ru" fo:country="RU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38" style:family="text">
      <style:text-properties style:text-position="0% 100%" style:font-name="Times New Roman1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39" style:family="text">
      <style:text-properties style:text-position="0% 100%" style:font-name="Times New Roman1" fo:font-size="12pt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40" style:family="text">
      <style:text-properties style:text-position="sub 58%" style:font-name="Times New Roman1" fo:font-size="12pt" fo:language="en" fo:country="US" fo:font-weight="normal" style:font-name-asian="Arial-BoldMT" style:font-size-asian="12pt" style:font-weight-asian="normal" style:font-name-complex="Arial-BoldMT" style:font-size-complex="12pt" style:font-weight-complex="normal"/>
    </style:style>
    <style:style style:name="T41" style:family="text">
      <style:text-properties style:font-name="Times New Roman" fo:font-size="12pt" fo:font-style="normal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T42" style:family="text">
      <style:text-properties style:font-name="Times New Roman" fo:font-size="12pt" fo:font-style="normal" fo:font-weight="normal" style:font-name-asian="Arial-ItalicMT" style:font-size-asian="12pt" style:font-style-asian="normal" style:font-weight-asian="normal" style:font-name-complex="Arial-ItalicMT" style:font-size-complex="12pt" style:font-style-complex="normal" style:font-weight-complex="normal"/>
    </style:style>
    <style:style style:name="T43" style:family="text">
      <style:text-properties style:font-name="Times New Roman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44" style:family="text">
      <style:text-properties style:font-name="Times New Roman" fo:font-size="12pt" fo:font-style="normal" style:font-name-asian="TimesNewRomanPS-ItalicMT" style:font-size-asian="12pt" style:font-style-asian="normal" style:font-name-complex="TimesNewRomanPS-ItalicMT" style:font-size-complex="12pt" style:font-style-complex="normal"/>
    </style:style>
    <style:style style:name="T45" style:family="text">
      <style:text-properties style:font-name="Times New Roman" fo:font-size="12pt" fo:font-style="normal" style:font-name-asian="ArialMT" style:font-size-asian="12pt" style:font-style-asian="normal" style:font-name-complex="ArialMT" style:font-size-complex="12pt" style:font-style-complex="normal"/>
    </style:style>
    <style:style style:name="T46" style:family="text">
      <style:text-properties style:font-name="Times New Roman" fo:font-size="12pt" fo:font-style="normal" style:font-name-asian="MS-Gothic" style:font-size-asian="12pt" style:font-style-asian="normal" style:font-name-complex="MS-Gothic" style:font-size-complex="12pt" style:font-style-complex="normal"/>
    </style:style>
    <style:style style:name="T47" style:family="text">
      <style:text-properties style:font-name="Times New Roman" fo:font-size="12pt" fo:language="en" fo:country="US" fo:font-style="normal" style:font-name-asian="ArialMT" style:font-size-asian="12pt" style:font-style-asian="normal" style:font-name-complex="ArialMT" style:font-size-complex="12pt" style:font-style-complex="normal"/>
    </style:style>
    <style:style style:name="T48" style:family="text">
      <style:text-properties style:font-name="Times New Roman" fo:font-size="12pt" fo:language="ru" fo:country="RU" fo:font-style="normal" style:font-name-asian="ArialMT" style:font-size-asian="12pt" style:font-style-asian="normal" style:font-name-complex="ArialMT" style:font-size-complex="12pt" style:font-style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Вопрос </text:span><text:span text:style-name="T1">0</text:span>1. Логический язык первого порядка. Понятия универса, константы, переменной, функции, терма, предиката. Число всех k-местных предикатов и функций на n-элементном универсе. Синтаксис логического языка первого порядка: описание алфавита, построение переменных, термов и формул, примеры. Понятие подформулы, области действия квантора, связанной и свободной переменной, предложения.Примеры.</text:p>
      <text:p text:style-name="P2">Основным предметом изучения в рамках нашего курса является математическая логика — дисциплина, <text:span text:style-name="T3">в которой </text:span>при помощи специальной математической модели, называемой логическим языком 1-ого порядка, формулируются и анализируются утвердительные высказыания относительно объектов и отношений между ними. Математическую логику принято делить на классическую(принимается закон «исключение третьего» - утверждение либо верно, либо не верно) и некласическую(не принимается последний закон). <text:s/>Уточнение: предполагается, что каждому высказыанию может быть дана истиностная оценка. Для языка логики 1-ого порядка справедливы следующие термины: <text:span text:style-name="T2">U</text:span><text:span text:style-name="T1"> </text:span><text:span text:style-name="T6">— </text:span><text:span text:style-name="T3">универс</text:span><text:span text:style-name="T1">(</text:span><text:span text:style-name="T3">конечный или счетный), являющийся множеством математических объектов, представляемых предмет исследований;</text:span><text:span text:style-name="T3"><draw:frame draw:style-name="fr1" draw:name="Объект6" text:anchor-type="as-char" svg:y="-0.437cm" svg:width="0.713cm" svg:height="0.527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3">есть </text:span><text:span text:style-name="T5">k</text:span><text:span text:style-name="T4">-</text:span><text:span text:style-name="T6">ая декартова степень множества </text:span><text:span text:style-name="T5">U</text:span><text:span text:style-name="T4"> </text:span><text:span text:style-name="T6">— или множество</text:span><text:span text:style-name="T6"><draw:frame draw:style-name="fr1" draw:name="Объект1" text:anchor-type="as-char" svg:y="-0.437cm" svg:width="10.158cm" svg:height="0.593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">(местность = арность = кол-во аргументов); </text:span><text:span text:style-name="T5">k</text:span><text:span text:style-name="T4">-</text:span><text:span text:style-name="T6">местная функция </text:span><text:span text:style-name="T5">f</text:span><text:span text:style-name="T4"> – </text:span><text:span text:style-name="T6">произвольное отображение вида </text:span><text:span text:style-name="T6"><draw:frame draw:style-name="fr1" draw:name="Объект2" text:anchor-type="as-char" svg:y="-0.437cm" svg:width="1.91cm" svg:height="0.52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то есть отображение, ставящее каждому </text:span><text:span text:style-name="T5">k</text:span><text:span text:style-name="T6">-местному набору элементов множества </text:span><text:span text:style-name="T4">U </text:span><text:span text:style-name="T6">некоторый элемент из </text:span><text:span text:style-name="T4">U</text:span><text:span text:style-name="T6">(общее количество <text:s/></text:span><text:span text:style-name="T5">k</text:span><text:span text:style-name="T4">-</text:span><text:span text:style-name="T6">арных <text:s/>функций над </text:span><text:span text:style-name="T4">n-</text:span><text:span text:style-name="T6">элементным универсом равно значению</text:span><text:span text:style-name="T6"><draw:frame draw:style-name="fr1" draw:name="Объект3" text:anchor-type="as-char" svg:y="-0.437cm" svg:width="1.021cm" svg:height="0.545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4">); </text:span><text:span text:style-name="T5">k</text:span><text:span text:style-name="T4">-</text:span><text:span text:style-name="T6">местный предикат </text:span><text:span text:style-name="T4">P(</text:span><text:span text:style-name="T6">отношение) — произвольное отношение вида </text:span><text:span text:style-name="T6"><draw:frame draw:style-name="fr1" draw:name="Объект4" text:anchor-type="as-char" svg:y="-0.437cm" svg:width="2.173cm" svg:height="0.545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">где 0 и 1 — логические константы(являются нуль-местными предикатами)(любые костанты из множества </text:span><text:span text:style-name="T4">U </text:span><text:span text:style-name="T6">являются нуль-местными функциями)(общее количество </text:span><text:span text:style-name="T5">k</text:span><text:span text:style-name="T4">-</text:span><text:span text:style-name="T6">местных предикат над </text:span><text:span text:style-name="T4">n-</text:span><text:span text:style-name="T6">элементным множеством равно <text:s/></text:span><text:span text:style-name="T6"><draw:frame draw:style-name="fr1" draw:name="Объект7" text:anchor-type="as-char" svg:y="-0.437cm" svg:width="1.02cm" svg:height="0.545cm" draw:z-index="5"><draw:object xlink:href="./Object 7" xlink:type="simple" xlink:show="embed" xlink:actuate="onLoad"/><draw:image xlink:href="./ObjectReplacements/Object 7" xlink:type="simple" xlink:show="embed" xlink:actuate="onLoad"/></draw:frame></text:span><text:span text:style-name="T6">. В качестве примера: </text:span><text:span text:style-name="T6"><draw:frame draw:style-name="fr1" draw:name="Объект5" text:anchor-type="as-char" svg:y="-0.347cm" svg:width="15.903cm" svg:height="0.445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Синтаксис логического языка 1 порядка представлен следующим. Алфавит состоит из 3 групп символов: логичекие((</text:span><text:span text:style-name="T21">&amp;V</text:span><text:span text:style-name="T22">乛</text:span><text:span text:style-name="T34">-</text:span><text:span text:style-name="T8">&gt;</text:span><text:span text:style-name="T7">)</text:span><text:span text:style-name="T36">-логические связки,</text:span><text:span text:style-name="T9"> (</text:span><text:span text:style-name="T23">∀ ∃</text:span><text:span text:style-name="T9">) </text:span><text:span text:style-name="T37"><text:s/>—</text:span><text:span text:style-name="T9"> кванторы - логические операторы, ограничивающие область истинности предиката), вспомогательные символы - </text:span><text:span text:style-name="T24">(</text:span><text:span text:style-name="T37">вариации скобок - )(</text:span><text:span text:style-name="T38">][</text:span><text:span text:style-name="T37">, символы переменных с индексами или без(имеют тот же смысл, что и булевой алгебре) — </text:span><text:span text:style-name="T38">x,y,z</text:span><text:span text:style-name="T40">0</text:span><text:span text:style-name="T37">(</text:span><text:span text:style-name="T10">строится счётный набор с помощью конечного набора символов)(</text:span><text:span text:style-name="T26">V(var)-</text:span><text:span text:style-name="T10">множество переменных)</text:span><text:span text:style-name="T25">,</text:span><text:span text:style-name="T38"> </text:span><text:span text:style-name="T37">символы костант из универса <text:s/>— </text:span><text:span text:style-name="T37"><draw:frame draw:style-name="fr1" draw:name="Объект8" text:anchor-type="as-char" svg:y="-0.377cm" svg:width="1.88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37">и символы логических констант — (0,1), нелогическая сигнатура(</text:span><text:span text:style-name="T37"><draw:frame draw:style-name="fr1" draw:name="Объект9" text:anchor-type="as-char" svg:y="-0.377cm" svg:width="4.755cm" svg:height="0.531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7"> — заранее незафиксированный набор предикатных и функциональных символов(по умолчанию содержин =) и тип <text:s/></text:span><text:span text:style-name="T37"><draw:frame draw:style-name="fr1" draw:name="Объект10" text:anchor-type="as-char" svg:y="-0.377cm" svg:width="10.283cm" svg:height="0.533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"><text:span text:style-name="T38">1) </text:span><text:span text:style-name="T39">Правила построения термов(имен) — а) </text:span><text:span text:style-name="T35">∀ константа или переменная из </text:span><text:span text:style-name="T24">U </text:span><text:span text:style-name="T35">есть терм(простейшее имя), </text:span><text:span text:style-name="T24">b</text:span><text:span text:style-name="T39">) </text:span><text:span text:style-name="T35">Если </text:span><text:span text:style-name="T24">f – </text:span><text:span text:style-name="T35">имя </text:span><text:span text:style-name="T24">k-</text:span><text:span text:style-name="T35">местного функционального символа, а </text:span><text:span text:style-name="T35"><draw:frame draw:style-name="fr1" draw:name="Объект11" text:anchor-type="as-char" svg:y="-0.377cm" svg:width="1.625cm" svg:height="0.533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4">- </text:span><text:span text:style-name="T35">термы, то </text:span><text:span text:style-name="T35"><draw:frame draw:style-name="fr1" draw:name="Объект12" text:anchor-type="as-char" svg:y="-0.377cm" svg:width="2.288cm" svg:height="0.533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4">- </text:span><text:span text:style-name="T35">тоже терм.</text:span></text:p>
      <text:p text:style-name="P2"><text:span text:style-name="T24">2) <text:s/></text:span><text:span text:style-name="T9">Правила построения формул</text:span><text:span text:style-name="T24">:</text:span><text:span text:style-name="T37"> а) </text:span><text:span text:style-name="T13">Если </text:span><text:span text:style-name="T14">P </text:span><text:span text:style-name="T13">- предикатный </text:span><text:span text:style-name="T14">k</text:span><text:span text:style-name="T13">-местный символ и </text:span><text:span text:style-name="T14"><text:s/></text:span><text:span text:style-name="T14"><draw:frame draw:style-name="fr1" draw:name="Объект13" text:anchor-type="as-char" svg:y="-0.377cm" svg:width="1.625cm" svg:height="0.533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 </text:span><text:span text:style-name="T13">- термы, то выражение </text:span><text:span text:style-name="T13"><draw:frame draw:style-name="fr1" draw:name="Объект14" text:anchor-type="as-char" svg:y="-0.377cm" svg:width="2.288cm" svg:height="0.533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 - атомарная формула. В частности, при </text:span><text:span text:style-name="T28">k = 0 </text:span><text:span text:style-name="T13">список </text:span><text:span text:style-name="T18"><draw:frame draw:style-name="fr1" draw:name="Объект15" text:anchor-type="as-char" svg:y="-0.377cm" svg:width="1.625cm" svg:height="0.533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3">- пустой, и скобки опускаются. </text:span><text:span text:style-name="T28">(</text:span><text:span text:style-name="T13">для упрощения для </text:span><text:span text:style-name="T28">k = 2 </text:span><text:span text:style-name="T13">используют инфиксную запись —</text:span><text:span text:style-name="T19"> </text:span><text:span text:style-name="T33">xPy</text:span><text:span text:style-name="T13">, </text:span><text:span text:style-name="T28">x </text:span><text:span text:style-name="T13">и </text:span><text:span text:style-name="T28">y – </text:span><text:span text:style-name="T13">переменные, а </text:span><text:span text:style-name="T28">P-</text:span><text:span text:style-name="T13">предикат</text:span><text:span text:style-name="T28">). b) </text:span><text:span text:style-name="T13">Если </text:span><text:span text:style-name="T28">A </text:span><text:span text:style-name="T13">и </text:span><text:span text:style-name="T28">B —</text:span><text:span text:style-name="T13"> уже построенные формулы, то </text:span><text:span text:style-name="T28">[</text:span><text:span text:style-name="T14">A</text:span><text:span text:style-name="T13">&amp;</text:span><text:span text:style-name="T14">B</text:span><text:span text:style-name="T13">],[</text:span><text:span text:style-name="T14">A</text:span><text:span text:style-name="T7">–&gt;</text:span><text:span text:style-name="T14">B</text:span><text:span text:style-name="T13">],</text:span><text:span text:style-name="T41">[</text:span><text:span text:style-name="T42">A</text:span><text:span text:style-name="T41">v</text:span><text:span text:style-name="T42">B</text:span><text:span text:style-name="T41">],</text:span><text:span text:style-name="T11">乛</text:span><text:span text:style-name="T27">A,</text:span><text:span text:style-name="T29">∀</text:span><text:span text:style-name="T30">yA,</text:span><text:span text:style-name="T12">∃</text:span><text:span text:style-name="T30">yA —</text:span><text:span text:style-name="T14"> тоже формулы.(Приоритет операций — отрицание, конъюнкция, всё остальное). Подформула — любая подряд идущая группа символов, сама являющаяся формулой(подчиняется правилам построения). В качестве примера: </text:span><text:span text:style-name="T29">∃</text:span><text:span text:style-name="T31">[[</text:span><text:span text:style-name="T32">x</text:span><text:span text:style-name="T17"> </text:span><text:span text:style-name="T16">+ 2 &lt; 5]</text:span><text:span text:style-name="T17">f</text:span><text:span text:style-name="T16">[3 &lt; </text:span><text:span text:style-name="T17">x </text:span><text:span text:style-name="T16">+ 2]], где </text:span><text:span text:style-name="T14">x, 2, 5, 3, 2 - </text:span><text:span text:style-name="T13">термы; </text:span><text:span text:style-name="T17">x </text:span><text:span text:style-name="T16">+ 2 &lt; 5 </text:span><text:span text:style-name="T13">и </text:span><text:span text:style-name="T16">3 &lt; </text:span><text:span text:style-name="T17">x </text:span><text:span text:style-name="T16">+ 2 </text:span><text:span text:style-name="T13">- атомарные формулы; </text:span><text:span text:style-name="T43">[</text:span><text:span text:style-name="T44">x </text:span><text:span text:style-name="T43">+ 2 &lt; 5] </text:span><text:span text:style-name="T45">, </text:span><text:span text:style-name="T43">[3 &lt; </text:span><text:span text:style-name="T44">x </text:span><text:span text:style-name="T43">+ 2] </text:span><text:span text:style-name="T45">, </text:span><text:span text:style-name="T43">[[</text:span><text:span text:style-name="T44">x </text:span><text:span text:style-name="T43">+ 2 &lt; 5]</text:span><text:span text:style-name="T44">f</text:span><text:span text:style-name="T43">[3 &lt; </text:span><text:span text:style-name="T44">x </text:span><text:span text:style-name="T43">+ 2]] </text:span><text:span text:style-name="T45">и </text:span><text:span text:style-name="T46">∃</text:span><text:span text:style-name="T44">x</text:span><text:span text:style-name="T43">[[</text:span><text:span text:style-name="T44">x </text:span><text:span text:style-name="T43">+ 2 &lt; 5]</text:span><text:span text:style-name="T44">f</text:span><text:span text:style-name="T43">[3 &lt; </text:span><text:span text:style-name="T44">x </text:span><text:span text:style-name="T43">+ 2]] —</text:span><text:span text:style-name="T45"> подформулы. </text:span><text:span text:style-name="T48">Область действия квантора по переменной </text:span><text:span text:style-name="T47">x – </text:span><text:span text:style-name="T48">подформула, стоящая после </text:span><text:span text:style-name="T47">(</text:span><text:span text:style-name="T29">∃x) </text:span><text:span text:style-name="T15">или </text:span><text:span text:style-name="T28">(</text:span><text:span text:style-name="T29">∀x). </text:span><text:span text:style-name="T13">Вхождение переменной в формуле связанно, если находится в области действия квантора по ней(иначе вхождение свободно). Пример: </text:span><text:span text:style-name="T15">∃</text:span><text:span text:style-name="T20">x</text:span><text:span text:style-name="T16">[</text:span><text:span text:style-name="T20">P</text:span><text:span text:style-name="T16">(</text:span><text:span text:style-name="T20">x</text:span><text:span text:style-name="T16">)]</text:span><text:span text:style-name="T15">⋁</text:span><text:span text:style-name="T20">Q</text:span><text:span text:style-name="T16">(</text:span><text:span text:style-name="T20">x</text:span><text:span text:style-name="T16">), где в </text:span><text:span text:style-name="T31">P(x) – </text:span><text:span text:style-name="T16">связанное вхождение, а </text:span><text:span text:style-name="T31">Q(x) – </text:span><text:span text:style-name="T16">свободное). Предложение — формула без вхождения свободных переменных(</text:span><text:span text:style-name="T15">∀</text:span><text:span text:style-name="T20">x</text:span><text:span text:style-name="T16">[</text:span><text:span text:style-name="T20">P</text:span><text:span text:style-name="T16">(</text:span><text:span text:style-name="T20">x</text:span><text:span text:style-name="T16">) </text:span><text:span text:style-name="T15">⋁∃</text:span><text:span text:style-name="T20">y</text:span><text:span text:style-name="T16">(</text:span><text:span text:style-name="T20">Q</text:span><text:span text:style-name="T16">(</text:span><text:span text:style-name="T20">y</text:span><text:span text:style-name="T16">))] — пример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Mangal1" svg:font-family="Mangal"/>
    <style:font-face style:name="TimesNewRomanPSMT" svg:font-family="TimesNewRomanPSMT" style:font-family-generic="roman"/>
    <style:font-face style:name="Arial-ItalicMT" svg:font-family="Arial-ItalicMT" style:font-family-generic="script"/>
    <style:font-face style:name="TimesNewRomanPS-ItalicMT" svg:font-family="TimesNewRomanPS-ItalicMT" style:font-family-generic="script"/>
    <style:font-face style:name="ArialMT" svg:font-family="ArialMT" style:font-family-generic="swiss"/>
    <style:font-face style:name="ArialUnicodeMS" svg:font-family="ArialUnicodeMS" style:font-family-generic="swiss"/>
    <style:font-face style:name="MS-Gothic" svg:font-family="MS-Gothic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0T16:28:09.56</meta:creation-date>
    <dc:date>2019-06-22T20:21:41.46</dc:date>
    <meta:editing-duration>PT4H57M21S</meta:editing-duration>
    <meta:editing-cycles>88</meta:editing-cycles>
    <meta:generator>OpenOffice/4.1.3$Win32 OpenOffice.org_project/413m1$Build-9783</meta:generator>
    <meta:document-statistic meta:table-count="0" meta:image-count="0" meta:object-count="15" meta:page-count="1" meta:paragraph-count="4" meta:word-count="524" meta:character-count="3724"/>
  </office:meta>
</office:document-meta>
</file>

<file path=Object 1/content.xml><?xml version="1.0" encoding="utf-8"?>
<math xmlns="http://www.w3.org/1998/Math/MathML">
  <semantics>
    <mrow>
      <mrow>
        <mo stretchy="false">{</mo>
        <mrow>
          <mrow>
            <mo stretchy="false">(</mo>
            <mrow>
              <msub>
                <mi mathvariant="normal">x</mi>
                <mn>1,</mn>
              </msub>
              <mn>...</mn>
              <mi mathvariant="normal">,</mi>
              <msub>
                <mi mathvariant="normal">x</mi>
                <mi mathvariant="normal">k</mi>
              </msub>
            </mrow>
            <mo stretchy="false">)</mo>
          </mrow>
          <mo stretchy="false">∣</mo>
          <mrow>
            <msub>
              <mi mathvariant="normal">x</mi>
              <mn>1</mn>
            </msub>
            <mo stretchy="false">∈</mo>
            <mi mathvariant="normal">U</mi>
          </mrow>
          <mi mathvariant="normal">,</mi>
          <mrow>
            <msub>
              <mi mathvariant="normal">x</mi>
              <mn>2</mn>
            </msub>
            <mo stretchy="false">∈</mo>
            <mi mathvariant="normal">U</mi>
          </mrow>
          <mi mathvariant="normal">,</mi>
          <mn>...</mn>
          <mrow>
            <msub>
              <mi mathvariant="normal">x</mi>
              <mi mathvariant="normal">k</mi>
            </msub>
            <mo stretchy="false">∈</mo>
            <mi mathvariant="normal">U</mi>
          </mrow>
        </mrow>
        <mo stretchy="false">}</mo>
      </mrow>
      <mi mathvariant="normal">,</mi>
      <mi>если</mi>
      <mrow>
        <mfenced open="∣" close="∣">
          <mrow>
            <mi mathvariant="normal">U</mi>
          </mrow>
        </mfenced>
        <mo stretchy="false">=</mo>
        <mi mathvariant="normal">n</mi>
      </mrow>
      <mi mathvariant="normal">,</mi>
      <mi>то</mi>
      <mrow>
        <mfenced open="∣" close="∣">
          <mrow>
            <msup>
              <mi mathvariant="normal">V</mi>
              <mi mathvariant="normal">k</mi>
            </msup>
          </mrow>
        </mfenced>
        <mo stretchy="false">=</mo>
        <msup>
          <mi mathvariant="normal">n</mi>
          <mi mathvariant="normal">k</mi>
        </msup>
      </mrow>
    </mrow>
    <annotation encoding="StarMath 5.0">lbrace (x_1,...,x_k) %Ux2223  x_1 in U, x_2 in U,...x_k in U rbrace , если abs{U}=n, то abs{V^k}=n^k   </annotation>
  </semantics>
</math>
</file>

<file path=Object 10/content.xml><?xml version="1.0" encoding="utf-8"?>
<math xmlns="http://www.w3.org/1998/Math/MathML">
  <semantics>
    <mrow>
      <mrow>
        <msub>
          <mo stretchy="false">τ</mo>
          <mo stretchy="false">σ</mo>
        </msub>
        <mo stretchy="false">=</mo>
        <mrow>
          <mo stretchy="false">〈</mo>
          <mrow>
            <msub>
              <mo stretchy="false">ν</mo>
              <mn>1,</mn>
            </msub>
            <msub>
              <mo stretchy="false">ν</mo>
              <mn>2,</mn>
            </msub>
            <mn>...</mn>
            <msub>
              <mo stretchy="false">ν</mo>
              <mi mathvariant="normal">n</mi>
            </msub>
            <mi mathvariant="normal">;</mi>
            <msub>
              <mo stretchy="false">μ</mo>
              <mn>1,</mn>
            </msub>
            <mn>...</mn>
            <msub>
              <mo stretchy="false">μ</mo>
              <mi mathvariant="normal">n</mi>
            </msub>
          </mrow>
          <mo stretchy="false">〉</mo>
        </mrow>
      </mrow>
      <mrow>
        <mo stretchy="false">(</mo>
        <mrow>
          <mrow>
            <msub>
              <mo stretchy="false">ν</mo>
              <mi mathvariant="normal">i</mi>
            </msub>
            <mo stretchy="false">−</mo>
            <mi>арность</mi>
          </mrow>
          <msub>
            <mi mathvariant="normal">P</mi>
            <mi mathvariant="normal">i</mi>
          </msub>
          <mi mathvariant="normal">,</mi>
          <mrow>
            <msub>
              <mo stretchy="false">μ</mo>
              <mi mathvariant="normal">i</mi>
            </msub>
            <mo stretchy="false">−</mo>
            <mi>арность</mi>
          </mrow>
          <msub>
            <mi mathvariant="normal">f</mi>
            <mi mathvariant="normal">i</mi>
          </msub>
        </mrow>
        <mo stretchy="false">)</mo>
      </mrow>
      <mn>.</mn>
    </mrow>
    <annotation encoding="StarMath 5.0">%itau_%isigma  = langle %inu_1, %inu_2, ... %inu_n; %imu_1, ... %imu_n  rangle (%inu_i - арность P_i, %imu_i - арность f_i).     </annotation>
  </semantics>
</math>
</file>

<file path=Object 11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12/content.xml><?xml version="1.0" encoding="utf-8"?>
<math xmlns="http://www.w3.org/1998/Math/MathML">
  <semantics>
    <mrow>
      <mi>f</mi>
      <mrow>
        <mo stretchy="false">(</mo>
        <mrow>
          <msub>
            <mi>t</mi>
            <mn>1,</mn>
          </msub>
          <msub>
            <mi>t</mi>
            <mn>2,</mn>
          </msub>
          <mn>...</mn>
          <msub>
            <mi>t</mi>
            <mi>n</mi>
          </msub>
        </mrow>
        <mo stretchy="false">)</mo>
      </mrow>
    </mrow>
    <annotation encoding="StarMath 5.0">f(t_1,t_2,...t_n)</annotation>
  </semantics>
</math>
</file>

<file path=Object 13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14/content.xml><?xml version="1.0" encoding="utf-8"?>
<math xmlns="http://www.w3.org/1998/Math/MathML">
  <semantics>
    <mrow>
      <mi>P</mi>
      <mrow>
        <mo stretchy="false">(</mo>
        <mrow>
          <msub>
            <mi>t</mi>
            <mn>1,</mn>
          </msub>
          <msub>
            <mi>t</mi>
            <mn>2,</mn>
          </msub>
          <mn>...</mn>
          <msub>
            <mi>t</mi>
            <mi>n</mi>
          </msub>
        </mrow>
        <mo stretchy="false">)</mo>
      </mrow>
    </mrow>
    <annotation encoding="StarMath 5.0">P(t_1,t_2,...t_n)</annotation>
  </semantics>
</math>
</file>

<file path=Object 15/content.xml><?xml version="1.0" encoding="utf-8"?>
<math xmlns="http://www.w3.org/1998/Math/MathML">
  <semantics>
    <mrow>
      <msub>
        <mi>t</mi>
        <mn>1,</mn>
      </msub>
      <msub>
        <mi>t</mi>
        <mn>2,</mn>
      </msub>
      <mn>...</mn>
      <msub>
        <mi>t</mi>
        <mi>n</mi>
      </msub>
    </mrow>
    <annotation encoding="StarMath 5.0">t_1,t_2,...t_n</annotation>
  </semantics>
</math>
</file>

<file path=Object 2/content.xml><?xml version="1.0" encoding="utf-8"?>
<math xmlns="http://www.w3.org/1998/Math/MathML">
  <semantics>
    <mrow>
      <msup>
        <mi>U</mi>
        <mi>k</mi>
      </msup>
      <mrow>
        <mi>–</mi>
        <mo stretchy="false">&gt;</mo>
        <mi>U</mi>
      </mrow>
      <mi>,</mi>
    </mrow>
    <annotation encoding="StarMath 5.0">U^k–&gt;U,</annotation>
  </semantics>
</math>
</file>

<file path=Object 3/content.xml><?xml version="1.0" encoding="utf-8"?>
<math xmlns="http://www.w3.org/1998/Math/MathML">
  <semantics>
    <mrow>
      <msup>
        <mrow>
          <mo stretchy="false">(</mo>
          <mrow>
            <msup>
              <mi>n</mi>
              <mi>n</mi>
            </msup>
          </mrow>
          <mo stretchy="false">)</mo>
        </mrow>
        <mi>k</mi>
      </msup>
    </mrow>
    <annotation encoding="StarMath 5.0">(n^n)^k </annotation>
  </semantics>
</math>
</file>

<file path=Object 4/content.xml><?xml version="1.0" encoding="utf-8"?>
<math xmlns="http://www.w3.org/1998/Math/MathML">
  <semantics>
    <mrow>
      <msup>
        <mi>U</mi>
        <mi>k</mi>
      </msup>
      <mrow>
        <mi>–</mi>
        <mo stretchy="false">&gt;</mo>
        <mrow>
          <mo stretchy="false">{</mo>
          <mrow>
            <mn>0,1</mn>
          </mrow>
          <mo stretchy="false">}</mo>
        </mrow>
      </mrow>
      <mi>,</mi>
    </mrow>
    <annotation encoding="StarMath 5.0">U^k–&gt; lbrace 0,1 rbrace ,</annotation>
  </semantics>
</math>
</file>

<file path=Object 5/content.xml><?xml version="1.0" encoding="utf-8"?>
<math xmlns="http://www.w3.org/1998/Math/MathML">
  <semantics>
    <mrow>
      <mrow>
        <mo stretchy="false">(</mo>
        <mrow>
          <mrow>
            <mi>U</mi>
            <mo stretchy="false">=</mo>
            <mrow>
              <mo stretchy="false">{</mo>
              <mrow>
                <mn>0,1</mn>
              </mrow>
              <mo stretchy="false">}</mo>
            </mrow>
          </mrow>
          <mi>,</mi>
          <mrow>
            <mi>n</mi>
            <mo stretchy="false">=</mo>
            <mn>5,</mn>
          </mrow>
          <mi>P</mi>
          <mrow>
            <mrow>
              <mo stretchy="false">(</mo>
              <mrow>
                <mi>x</mi>
                <mi>,</mi>
                <mi>y</mi>
                <mi>,</mi>
                <mi>z</mi>
              </mrow>
              <mo stretchy="false">)</mo>
            </mrow>
            <mo stretchy="false">=</mo>
            <mtext>x + y + z делится на 3</mtext>
          </mrow>
          <mi mathvariant="normal">:</mi>
          <mrow>
            <mrow>
              <mo stretchy="false">(</mo>
              <mrow>
                <mn>0,2</mn>
                <mn>,4</mn>
              </mrow>
              <mo stretchy="false">)</mo>
            </mrow>
            <mo stretchy="false">∈</mo>
            <mi>P</mi>
          </mrow>
          <mrow>
            <mi>–</mi>
            <mo stretchy="false">&gt;</mo>
            <mi>P</mi>
          </mrow>
          <mrow>
            <mrow>
              <mo stretchy="false">(</mo>
              <mrow>
                <mn>0,2</mn>
                <mn>,4</mn>
              </mrow>
              <mo stretchy="false">)</mo>
            </mrow>
            <mo stretchy="false">=</mo>
            <mn>1,</mn>
          </mrow>
          <mrow>
            <mrow>
              <mo stretchy="false">(</mo>
              <mrow>
                <mn>1,3</mn>
                <mn>,4</mn>
              </mrow>
              <mo stretchy="false">)</mo>
            </mrow>
            <mo stretchy="false">∉</mo>
            <mi>P</mi>
          </mrow>
          <mrow>
            <mi>–</mi>
            <mo stretchy="false">&gt;</mo>
            <mi>P</mi>
          </mrow>
          <mrow>
            <mrow>
              <mo stretchy="false">(</mo>
              <mrow>
                <mn>1,3</mn>
                <mn>,4</mn>
              </mrow>
              <mo stretchy="false">)</mo>
            </mrow>
            <mo stretchy="false">=</mo>
            <mn>0</mn>
          </mrow>
        </mrow>
        <mo stretchy="false">)</mo>
      </mrow>
      <mn>.</mn>
    </mrow>
    <annotation encoding="StarMath 5.0">(U = lbrace 0,1 rbrace, n = 5, P(x,y,z) = "x + y + z делится на 3": (0,2,4) in 
P –&gt; P(0,2,4)=1, (1,3,4) notin P –&gt; P(1,3,4)=0).</annotation>
  </semantics>
</math>
</file>

<file path=Object 6/content.xml><?xml version="1.0" encoding="utf-8"?>
<math xmlns="http://www.w3.org/1998/Math/MathML">
  <semantics>
    <mrow>
      <msup>
        <mi>U</mi>
        <mi>k</mi>
      </msup>
    </mrow>
    <annotation encoding="StarMath 5.0">U^k</annotation>
  </semantics>
</math>
</file>

<file path=Object 7/content.xml><?xml version="1.0" encoding="utf-8"?>
<math xmlns="http://www.w3.org/1998/Math/MathML">
  <semantics>
    <mrow>
      <msup>
        <mrow>
          <mo stretchy="false">(</mo>
          <mrow>
            <msup>
              <mn>2</mn>
              <mi>n</mi>
            </msup>
          </mrow>
          <mo stretchy="false">)</mo>
        </mrow>
        <mi>k</mi>
      </msup>
    </mrow>
    <annotation encoding="StarMath 5.0">(2^n)^k </annotation>
  </semantics>
</math>
</file>

<file path=Object 8/content.xml><?xml version="1.0" encoding="utf-8"?>
<math xmlns="http://www.w3.org/1998/Math/MathML">
  <semantics>
    <mrow>
      <msub>
        <mi>a</mi>
        <mn>1,</mn>
      </msub>
      <msub>
        <mi>a</mi>
        <mn>2,</mn>
      </msub>
      <mn>...</mn>
      <msub>
        <mi>a</mi>
        <mi>n</mi>
      </msub>
    </mrow>
    <annotation encoding="StarMath 5.0">a_1,a_2,...a_n</annotation>
  </semantics>
</math>
</file>

<file path=Object 9/content.xml><?xml version="1.0" encoding="utf-8"?>
<math xmlns="http://www.w3.org/1998/Math/MathML">
  <semantics>
    <mrow>
      <mrow>
        <mo stretchy="false">σ</mo>
        <mo stretchy="false">=</mo>
        <mrow>
          <mo stretchy="false">〈</mo>
          <mrow>
            <msub>
              <mi>P</mi>
              <mn>1,</mn>
            </msub>
            <msub>
              <mi>P</mi>
              <mn>2,</mn>
            </msub>
            <mn>...</mn>
            <msub>
              <mi>P</mi>
              <mi>n</mi>
            </msub>
            <mi>;</mi>
            <msub>
              <mi>f</mi>
              <mn>1,</mn>
            </msub>
            <mn>...</mn>
            <msub>
              <mi>f</mi>
              <mi>n</mi>
            </msub>
          </mrow>
          <mo stretchy="false">〉</mo>
        </mrow>
      </mrow>
    </mrow>
    <annotation encoding="StarMath 5.0">%isigma = langle P_1, P_2, ... P_n; f_1, ... f_n  rangle </annotation>
  </semantics>
</math>
</file>